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7b1c" officeooo:paragraph-rsid="00177b1c"/>
    </style:style>
    <style:style style:name="P2" style:family="paragraph" style:parent-style-name="Standard">
      <style:text-properties officeooo:rsid="00197048" officeooo:paragraph-rsid="00197048"/>
    </style:style>
    <style:style style:name="P3" style:family="paragraph" style:parent-style-name="Standard">
      <style:text-properties officeooo:rsid="0019f5b8" officeooo:paragraph-rsid="0019f5b8"/>
    </style:style>
    <style:style style:name="P4" style:family="paragraph" style:parent-style-name="Standard">
      <style:paragraph-properties style:line-height-at-least="0.39cm"/>
      <style:text-properties fo:color="#f6f6f4" style:font-name="Droid Sans Mono" fo:font-size="8.14999961853027pt" fo:font-weight="normal" fo:background-color="#282a36"/>
    </style:style>
    <style:style style:name="P5" style:family="paragraph" style:parent-style-name="Standard">
      <style:text-properties fo:color="#f6f6f4" style:font-name="Droid Sans Mono" fo:font-size="8.14999961853027pt" fo:font-weight="normal" officeooo:rsid="0019f5b8" officeooo:paragraph-rsid="0019f5b8" fo:background-color="#282a36"/>
    </style:style>
    <style:style style:name="P6" style:family="paragraph" style:parent-style-name="Standard">
      <style:paragraph-properties style:line-height-at-least="0.39cm"/>
      <style:text-properties fo:color="#f6f6f4" style:font-name="Droid Sans Mono" fo:font-size="8.14999961853027pt" fo:font-weight="normal" officeooo:rsid="001a4ad2" officeooo:paragraph-rsid="001a4ad2" fo:background-color="#282a36"/>
    </style:style>
    <style:style style:name="P7" style:family="paragraph" style:parent-style-name="Standard">
      <style:text-properties fo:color="#f6f6f4" style:font-name="Droid Sans Mono" fo:font-size="8.14999961853027pt" fo:font-weight="normal" officeooo:rsid="001a4ad2" officeooo:paragraph-rsid="001a4ad2" fo:background-color="#282a36"/>
    </style:style>
    <style:style style:name="P8" style:family="paragraph" style:parent-style-name="Standard">
      <style:paragraph-properties style:line-height-at-least="0.39cm"/>
      <style:text-properties fo:color="#f6f6f4" style:font-name="Droid Sans Mono" fo:font-size="8.14999961853027pt" fo:font-weight="normal" officeooo:rsid="001b9e14" officeooo:paragraph-rsid="001b9e14" fo:background-color="#282a36"/>
    </style:style>
    <style:style style:name="P9" style:family="paragraph" style:parent-style-name="Standard">
      <style:text-properties fo:color="#7b7f8b" style:font-name="Droid Sans Mono" fo:font-size="8.14999961853027pt" fo:font-weight="normal" officeooo:rsid="0019f5b8" officeooo:paragraph-rsid="0019f5b8" fo:background-color="#282a36"/>
    </style:style>
    <style:style style:name="P10" style:family="paragraph" style:parent-style-name="Standard">
      <style:text-properties officeooo:rsid="001a4ad2" officeooo:paragraph-rsid="001a4ad2"/>
    </style:style>
    <style:style style:name="P11" style:family="paragraph" style:parent-style-name="Standard">
      <style:paragraph-properties style:line-height-at-least="0.39cm"/>
    </style:style>
    <style:style style:name="P12" style:family="paragraph" style:parent-style-name="Standard">
      <style:text-properties officeooo:rsid="001b9e14" officeooo:paragraph-rsid="001b9e14"/>
    </style:style>
    <style:style style:name="P13" style:family="paragraph" style:parent-style-name="Standard">
      <style:text-properties fo:font-weight="bold" officeooo:rsid="001a4ad2" officeooo:paragraph-rsid="001a4ad2" style:font-weight-asian="bold" style:font-weight-complex="bold"/>
    </style:style>
    <style:style style:name="P14" style:family="paragraph" style:parent-style-name="Standard">
      <style:text-properties fo:font-weight="bold" officeooo:rsid="00177b1c" officeooo:paragraph-rsid="00177b1c" style:font-weight-asian="bold" style:font-weight-complex="bold"/>
    </style:style>
    <style:style style:name="P15" style:family="paragraph" style:parent-style-name="Standard">
      <style:text-properties fo:font-weight="bold" officeooo:rsid="001b9e14" officeooo:paragraph-rsid="001b9e14" style:font-weight-asian="bold" style:font-weight-complex="bold"/>
    </style:style>
    <style:style style:name="P16" style:family="paragraph" style:parent-style-name="Standard">
      <style:paragraph-properties fo:margin-top="0cm" fo:margin-bottom="0.499cm" loext:contextual-spacing="false" style:line-height-at-least="0.39cm"/>
    </style:style>
    <style:style style:name="T1" style:family="text">
      <style:text-properties fo:color="#62e884"/>
    </style:style>
    <style:style style:name="T2" style:family="text">
      <style:text-properties fo:color="#dee492"/>
    </style:style>
    <style:style style:name="T3" style:family="text">
      <style:text-properties fo:color="#e7ee98"/>
    </style:style>
    <style:style style:name="T4" style:family="text">
      <style:text-properties fo:color="#ffb86c" fo:font-style="italic"/>
    </style:style>
    <style:style style:name="T5" style:family="text">
      <style:text-properties fo:color="#f286c4"/>
    </style:style>
    <style:style style:name="T6" style:family="text">
      <style:text-properties officeooo:rsid="001a4a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odowoo website</text:p>
      <text:p text:style-name="P1"/>
      <text:p text:style-name="P1">1) django-admin startproject todowoo</text:p>
      <text:p text:style-name="P1">2) python3 manage.py startapp todo</text:p>
      <text:p text:style-name="P1">3) settings.py add ‘todo’ app.</text:p>
      <text:p text:style-name="P2">4) python3 manage.py migrate and runsever.</text:p>
      <text:p text:style-name="P3">5)Project level urls.py add path to app views.py <text:span text:style-name="T6">and import views.</text:span></text:p>
      <text:p text:style-name="P3"/>
      <text:p text:style-name="P5"><text:span text:style-name="T5">from</text:span> todo <text:span text:style-name="T5">import</text:span> views</text:p>
      <text:p text:style-name="P3"/>
      <text:p text:style-name="P9">#Auth</text:p>
      <text:p text:style-name="P4"><text:span text:style-name="T1">path</text:span>(<text:span text:style-name="T2">'</text:span><text:span text:style-name="T3">signup/</text:span><text:span text:style-name="T2">'</text:span>, views.signupuser, <text:span text:style-name="T4">name</text:span><text:span text:style-name="T5">=</text:span><text:span text:style-name="T2">'</text:span><text:span text:style-name="T3">signupuser</text:span><text:span text:style-name="T2">'</text:span>)</text:p>
      <text:p text:style-name="P4"/>
      <text:p text:style-name="P6"/>
      <text:p text:style-name="P3"/>
      <text:p text:style-name="P13">create functions on views.py</text:p>
      <text:p text:style-name="P10"/>
      <text:p text:style-name="P7"><text:span text:style-name="T5">from</text:span> django.shortcuts <text:span text:style-name="T5">import</text:span> render</text:p>
      <text:p text:style-name="P4"><text:span text:style-name="T5">from</text:span> django.contrib.auth.forms <text:span text:style-name="T5">import</text:span> UserCreationForm</text:p>
      <text:p text:style-name="P16"/>
      <text:p text:style-name="P4"><text:span text:style-name="T5">def</text:span> <text:span text:style-name="T1">signupuser</text:span>(<text:span text:style-name="T4">request</text:span>):</text:p>
      <text:p text:style-name="P11"/>
      <text:p text:style-name="P4"><text:span text:style-name="T5">return</text:span> <text:span text:style-name="T1">render</text:span>(request, <text:span text:style-name="T2">'</text:span><text:span text:style-name="T3">todo/signupuser.html</text:span><text:span text:style-name="T2">'</text:span>,</text:p>
      <text:p text:style-name="P4">{<text:span text:style-name="T2">'</text:span><text:span text:style-name="T3">form</text:span><text:span text:style-name="T2">'</text:span>: <text:span text:style-name="T1">UserCreationForm</text:span>()})</text:p>
      <text:p text:style-name="P4"/>
      <text:p text:style-name="P8"/>
      <text:p text:style-name="P15">Create html file</text:p>
      <text:p text:style-name="P12">project level templates/todo/signup.html</text:p>
      <text:p text:style-name="P12"/>
      <text:p text:style-name="P15">Browser</text:p>
      <text:p text:style-name="P12">localhost:8000/signup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09:14:58.957561459</meta:creation-date>
    <dc:date>2020-06-19T09:53:50.554781388</dc:date>
    <meta:editing-duration>PT38M3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68" meta:character-count="602" meta:non-whitespace-character-count="553"/>
  </office:meta>
</office:document-meta>
</file>